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Courier New" style:font-name-complex="Courier New"/>
    </style:style>
    <style:style style:name="P9" style:parent-style-name="Normal" style:family="paragraph">
      <style:text-properties style:font-name="Courier New" style:font-name-complex="Courier New"/>
    </style:style>
    <style:style style:name="P10" style:parent-style-name="Normal" style:family="paragraph">
      <style:text-properties style:font-name="Courier New" style:font-name-complex="Courier New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>Download and install Apache Zeppelin</text:p>
      <text:p text:style-name="Normal"/>
      <text:p text:style-name="Normal"><text:span text:style-name="T2">Step 1</text:span>. Download the latest Zeppline 0.11.2 released on Sep 22, 2024 <text:s/>via instruction on this link<text:s/><text:a xlink:href="https://zeppelin.apache.org/download.html" office:target-frame-name="_top" xlink:show="replace"><text:span text:style-name="Hyperlink">https://zeppelin.apache.org/download.html</text:span></text:a></text:p>
      <text:p text:style-name="Normal"><text:span text:style-name="T3">Step 2</text:span>. Extract the Zip file in a directory of your choice and rename it (for example “zeppline0112” and you're ready to go.</text:p>
      <text:p text:style-name="Normal"/>
      <text:p text:style-name="P4">Using the official docker image</text:p>
      <text:p text:style-name="Normal"><text:span text:style-name="T5">Step 3</text:span>. Make sure that<text:s/><text:a xlink:href="https://www.docker.com/community-edition" office:target-frame-name="_top" xlink:show="replace"><text:span text:style-name="Hyperlink">docker</text:span></text:a><text:s/>is installed in your local machine. If not, download and install docker desktop via instructions on this<text:s/><text:a xlink:href="https://docs.docker.com/desktop/setup/install/windows-install/" office:target-frame-name="_top" xlink:show="replace"><text:span text:style-name="Hyperlink">link</text:span></text:a><text:s/></text:p>
      <text:p text:style-name="Normal"/>
      <text:p text:style-name="Normal"><text:span text:style-name="T6">Step 4</text:span>. Open Docker desktop</text:p>
      <text:p text:style-name="Normal"><text:span text:style-name="T7">Step 5</text:span>. Once Docker is running and your directory is correct:</text:p>
      <text:p text:style-name="Normal"/>
      <text:p text:style-name="Normal">Open PowerShell and navigate to your directory:</text:p>
      <text:p text:style-name="P8">cd C:\New folder_Phuong\Github_Phuong\zeppelin0112</text:p>
      <text:p text:style-name="P9"/>
      <text:p text:style-name="Normal">Run the Docker command. Use this command to launch Apache Zeppelin in a container:</text:p>
      <text:p text:style-name="P10">docker run -p 8080:8080 --rm --name zeppelin apache/zeppelin:0.9.0</text:p>
      <text:p text:style-name="Normal"><text:span text:style-name="T11">Step 6</text:span>.<text:s/>Once installing<text:s/>successfully Apache Zeppelin,<text:s/>you<text:s/>can<text:s/>access the Zeppelin web UI from your browser using:</text:p>
      <text:p text:style-name="Normal"><text:span text:style-name="T12">localhost:8080 in the brows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i Lan Phuong Nguyen</meta:initial-creator>
    <dc:creator>Thi Lan Phuong Nguyen</dc:creator>
    <meta:creation-date>2025-02-01T22:41:00Z</meta:creation-date>
    <dc:date>2025-02-01T23:07:00Z</dc:date>
    <meta:template xlink:href="Normal" xlink:type="simple"/>
    <meta:editing-cycles>6</meta:editing-cycles>
    <meta:editing-duration>PT0S</meta:editing-duration>
    <meta:document-statistic meta:page-count="1" meta:paragraph-count="2" meta:word-count="173" meta:character-count="1162" meta:row-count="8" meta:non-whitespace-character-count="991"/>
  </office:meta>
</office:document-meta>
</file>